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00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b3"/>
    </style:style>
  </office:automatic-styles>
  <office:body>
    <office:spreadsheet>
      <table:calculation-settings table:automatic-find-labels="false"/>
      <table:table table:name="Full2" table:style-name="ta1">
        <table:table-column table:style-name="co1" table:default-cell-style-name="ce1"/>
        <table:table-column table:style-name="co2" table:number-columns-repeated="7" table:default-cell-style-name="ce1"/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 calcext:value-type="string">
            <text:p>Panels</text:p>
          </table:table-cell>
          <table:table-cell office:value-type="float" office:value="517" calcext:value-type="float">
            <text:p>517</text:p>
          </table:table-cell>
          <table:table-cell office:value-type="float" office:value="219" calcext:value-type="float">
            <text:p>219</text:p>
          </table:table-cell>
          <table:table-cell table:style-name="ce4" table:formula="of:=[.B3]/21" office:value-type="float" office:value="24.6190476190476" calcext:value-type="float">
            <text:p>24,62</text:p>
          </table:table-cell>
          <table:table-cell table:style-name="ce4" table:formula="of:=[.C3]/29.7" office:value-type="float" office:value="7.37373737373737" calcext:value-type="float">
            <text:p>7,3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5" table:formula="of:=[.F3]*[.G3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erfils</text:p>
          </table:table-cell>
          <table:table-cell office:value-type="float" office:value="470" calcext:value-type="float">
            <text:p>470</text:p>
          </table:table-cell>
          <table:table-cell office:value-type="float" office:value="192" calcext:value-type="float">
            <text:p>192</text:p>
          </table:table-cell>
          <table:table-cell table:style-name="ce4" table:formula="of:=[.B4]/21" office:value-type="float" office:value="22.3809523809524" calcext:value-type="float">
            <text:p>22,38</text:p>
          </table:table-cell>
          <table:table-cell table:style-name="ce4" table:formula="of:=[.C4]/29.7" office:value-type="float" office:value="6.46464646464646" calcext:value-type="float">
            <text:p>6,4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table:formula="of:=[.F4]*[.G4]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Rods and straps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table:style-name="ce4" table:formula="of:=[.B5]/21" office:value-type="float" office:value="3.85714285714286" calcext:value-type="float">
            <text:p>3,86</text:p>
          </table:table-cell>
          <table:table-cell table:style-name="ce4" table:formula="of:=[.C5]/29.7" office:value-type="float" office:value="6.83501683501684" calcext:value-type="float">
            <text:p>6,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table:formula="of:=[.F5]*[.G5]" office:value-type="float" office:value="28" calcext:value-type="float">
            <text:p>28</text:p>
          </table:table-cell>
        </table:table-row>
        <table:table-row table:style-name="ro1" table:number-rows-repeated="2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1" table:style-name="ta1">
        <table:table-column table:style-name="co3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X-size</text:p>
          </table:table-cell>
          <table:table-cell office:value-type="string" calcext:value-type="string">
            <text:p>Y-size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rows</text:p>
          </table:table-cell>
          <table:table-cell table:number-columns-repeated="2" office:value-type="string" calcext:value-type="string">
            <text:p>X-size</text:p>
          </table:table-cell>
          <table:table-cell office:value-type="string" calcext:value-type="string">
            <text:p>Sheet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m</text:p>
          </table:table-cell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10" calcext:value-type="float">
            <text:p>210</text:p>
          </table:table-cell>
          <table:table-cell office:value-type="float" office:value="297" calcext:value-type="float">
            <text:p>29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2" table:formula="of:=[.B3]*[.D3]/1000" office:value-type="float" office:value="4.2" calcext:value-type="float">
            <text:p>4,2</text:p>
          </table:table-cell>
          <table:table-cell table:style-name="ce2" table:formula="of:=[.E3]*[.C3]/1000" office:value-type="float" office:value="3.564" calcext:value-type="float">
            <text:p>3,564</text:p>
          </table:table-cell>
          <table:table-cell table:style-name="ce2" table:formula="of:=[.D3]*[.E3]" office:value-type="float" office:value="240" calcext:value-type="float">
            <text:p>240</text:p>
          </table:table-cell>
        </table:table-row>
        <table:table-row table:style-name="ro1">
          <table:table-cell table:formula="of:=[.A3]" office:value-type="string" office:string-value="A4" calcext:value-type="string">
            <text:p>A4</text:p>
          </table:table-cell>
          <table:table-cell table:formula="of:=[.B3]" office:value-type="float" office:value="210" calcext:value-type="float">
            <text:p>210</text:p>
          </table:table-cell>
          <table:table-cell table:formula="of:=[.C3]" office:value-type="float" office:value="297" calcext:value-type="float">
            <text:p>29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2" table:formula="of:=[.B4]*[.D4]/1000" office:value-type="float" office:value="3.78" calcext:value-type="float">
            <text:p>3,78</text:p>
          </table:table-cell>
          <table:table-cell table:style-name="ce2" table:formula="of:=[.E4]*[.C4]/1000" office:value-type="float" office:value="4.158" calcext:value-type="float">
            <text:p>4,158</text:p>
          </table:table-cell>
          <table:table-cell table:style-name="ce2" table:formula="of:=[.D4]*[.E4]" office:value-type="float" office:value="252" calcext:value-type="float">
            <text:p>252</text:p>
          </table:table-cell>
        </table:table-row>
        <table:table-row table:style-name="ro1">
          <table:table-cell table:formula="of:=[.A4]" office:value-type="string" office:string-value="A4" calcext:value-type="string">
            <text:p>A4</text:p>
          </table:table-cell>
          <table:table-cell table:formula="of:=[.B4]" office:value-type="float" office:value="210" calcext:value-type="float">
            <text:p>210</text:p>
          </table:table-cell>
          <table:table-cell table:formula="of:=[.C4]" office:value-type="float" office:value="297" calcext:value-type="float">
            <text:p>297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2" table:formula="of:=[.B5]*[.D5]/1000" office:value-type="float" office:value="2.94" calcext:value-type="float">
            <text:p>2,94</text:p>
          </table:table-cell>
          <table:table-cell table:style-name="ce2" table:formula="of:=[.E5]*[.C5]/1000" office:value-type="float" office:value="4.158" calcext:value-type="float">
            <text:p>4,158</text:p>
          </table:table-cell>
          <table:table-cell table:style-name="ce2" table:formula="of:=[.D5]*[.E5]" office:value-type="float" office:value="196" calcext:value-type="float">
            <text:p>196</text:p>
          </table:table-cell>
        </table:table-row>
        <table:table-row table:style-name="ro1">
          <table:table-cell table:formula="of:=[.A5]" office:value-type="string" office:string-value="A4" calcext:value-type="string">
            <text:p>A4</text:p>
          </table:table-cell>
          <table:table-cell table:formula="of:=[.B5]" office:value-type="float" office:value="210" calcext:value-type="float">
            <text:p>210</text:p>
          </table:table-cell>
          <table:table-cell table:formula="of:=[.C5]" office:value-type="float" office:value="297" calcext:value-type="float">
            <text:p>297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table:formula="of:=[.B6]*[.D6]/1000" office:value-type="float" office:value="2.1" calcext:value-type="float">
            <text:p>2,1</text:p>
          </table:table-cell>
          <table:table-cell table:style-name="ce2" table:formula="of:=[.E6]*[.C6]/1000" office:value-type="float" office:value="2.97" calcext:value-type="float">
            <text:p>2,97</text:p>
          </table:table-cell>
          <table:table-cell table:style-name="ce2" table:formula="of:=[.D6]*[.E6]" office:value-type="float" office:value="100" calcext:value-type="float">
            <text:p>100</text:p>
          </table:table-cell>
        </table:table-row>
        <table:table-row table:style-name="ro1">
          <table:table-cell table:formula="of:=[.A6]" office:value-type="string" office:string-value="A4" calcext:value-type="string">
            <text:p>A4</text:p>
          </table:table-cell>
          <table:table-cell table:formula="of:=[.B6]" office:value-type="float" office:value="210" calcext:value-type="float">
            <text:p>210</text:p>
          </table:table-cell>
          <table:table-cell table:formula="of:=[.C6]"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table:formula="of:=[.B7]*[.D7]/1000" office:value-type="float" office:value="2.1" calcext:value-type="float">
            <text:p>2,1</text:p>
          </table:table-cell>
          <table:table-cell table:style-name="ce2" table:formula="of:=[.E7]*[.C7]/1000" office:value-type="float" office:value="1.485" calcext:value-type="float">
            <text:p>1,485</text:p>
          </table:table-cell>
          <table:table-cell table:style-name="ce2" table:formula="of:=[.D7]*[.E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97" calcext:value-type="float">
            <text:p>297</text:p>
          </table:table-cell>
          <table:table-cell office:value-type="float" office:value="420" calcext:value-type="float">
            <text:p>4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2" table:formula="of:=[.B8]*[.D8]/1000" office:value-type="float" office:value="8.316" calcext:value-type="float">
            <text:p>8,316</text:p>
          </table:table-cell>
          <table:table-cell table:style-name="ce2" table:formula="of:=[.E8]*[.C8]/1000" office:value-type="float" office:value="3.78" calcext:value-type="float">
            <text:p>3,78</text:p>
          </table:table-cell>
          <table:table-cell table:style-name="ce2" table:formula="of:=[.D8]*[.E8]" office:value-type="float" office:value="252" calcext:value-type="float">
            <text:p>252</text:p>
          </table:table-cell>
        </table:table-row>
        <table:table-row table:style-name="ro1">
          <table:table-cell table:formula="of:=[.A8]" office:value-type="string" office:string-value="A3" calcext:value-type="string">
            <text:p>A3</text:p>
          </table:table-cell>
          <table:table-cell table:formula="of:=[.B8]" office:value-type="float" office:value="297" calcext:value-type="float">
            <text:p>297</text:p>
          </table:table-cell>
          <table:table-cell table:formula="of:=[.C8]" office:value-type="float" office:value="420" calcext:value-type="float">
            <text:p>4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" table:formula="of:=[.B9]*[.D9]/1000" office:value-type="float" office:value="7.425" calcext:value-type="float">
            <text:p>7,425</text:p>
          </table:table-cell>
          <table:table-cell table:style-name="ce2" table:formula="of:=[.E9]*[.C9]/1000" office:value-type="float" office:value="4.2" calcext:value-type="float">
            <text:p>4,2</text:p>
          </table:table-cell>
          <table:table-cell table:style-name="ce2" table:formula="of:=[.D9]*[.E9]" office:value-type="float" office:value="250" calcext:value-type="float">
            <text:p>250</text:p>
          </table:table-cell>
        </table:table-row>
        <table:table-row table:style-name="ro1">
          <table:table-cell table:formula="of:=[.A9]" office:value-type="string" office:string-value="A3" calcext:value-type="string">
            <text:p>A3</text:p>
          </table:table-cell>
          <table:table-cell table:formula="of:=[.B9]" office:value-type="float" office:value="297" calcext:value-type="float">
            <text:p>297</text:p>
          </table:table-cell>
          <table:table-cell table:formula="of:=[.C9]"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2" table:formula="of:=[.B10]*[.D10]/1000" office:value-type="float" office:value="5.94" calcext:value-type="float">
            <text:p>5,94</text:p>
          </table:table-cell>
          <table:table-cell table:style-name="ce2" table:formula="of:=[.E10]*[.C10]/1000" office:value-type="float" office:value="4.2" calcext:value-type="float">
            <text:p>4,2</text:p>
          </table:table-cell>
          <table:table-cell table:style-name="ce2" table:formula="of:=[.D10]*[.E10]" office:value-type="float" office:value="200" calcext:value-type="float">
            <text:p>200</text:p>
          </table:table-cell>
        </table:table-row>
        <table:table-row table:style-name="ro1">
          <table:table-cell table:formula="of:=[.A10]" office:value-type="string" office:string-value="A3" calcext:value-type="string">
            <text:p>A3</text:p>
          </table:table-cell>
          <table:table-cell table:formula="of:=[.B10]" office:value-type="float" office:value="297" calcext:value-type="float">
            <text:p>297</text:p>
          </table:table-cell>
          <table:table-cell table:formula="of:=[.C10]" office:value-type="float" office:value="420" calcext:value-type="float">
            <text:p>42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table:formula="of:=[.B11]*[.D11]/1000" office:value-type="float" office:value="2.97" calcext:value-type="float">
            <text:p>2,97</text:p>
          </table:table-cell>
          <table:table-cell table:style-name="ce2" table:formula="of:=[.E11]*[.C11]/1000" office:value-type="float" office:value="4.2" calcext:value-type="float">
            <text:p>4,2</text:p>
          </table:table-cell>
          <table:table-cell table:style-name="ce2" table:formula="of:=[.D11]*[.E11]" office:value-type="float" office:value="100" calcext:value-type="float">
            <text:p>100</text:p>
          </table:table-cell>
        </table:table-row>
        <table:table-row table:style-name="ro1">
          <table:table-cell table:formula="of:=[.A11]" office:value-type="string" office:string-value="A3" calcext:value-type="string">
            <text:p>A3</text:p>
          </table:table-cell>
          <table:table-cell table:formula="of:=[.B11]" office:value-type="float" office:value="297" calcext:value-type="float">
            <text:p>297</text:p>
          </table:table-cell>
          <table:table-cell table:formula="of:=[.C11]" office:value-type="float" office:value="420" calcext:value-type="float">
            <text:p>42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table:formula="of:=[.B12]*[.D12]/1000" office:value-type="float" office:value="1.485" calcext:value-type="float">
            <text:p>1,485</text:p>
          </table:table-cell>
          <table:table-cell table:style-name="ce2" table:formula="of:=[.E12]*[.C12]/1000" office:value-type="float" office:value="2.1" calcext:value-type="float">
            <text:p>2,1</text:p>
          </table:table-cell>
          <table:table-cell table:style-name="ce2" table:formula="of:=[.D12]*[.E12]" office:value-type="float" office:value="25" calcext:value-type="float">
            <text:p>25</text:p>
          </table:table-cell>
        </table:table-row>
        <table:table-row table:style-name="ro1" table:number-rows-repeated="11">
          <table:table-cell table:number-columns-repeated="5"/>
          <table:table-cell table:style-name="ce2" table:number-columns-repeated="3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8:41:10.443597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2" meta:cell-count="116" meta:object-count="0"/>
  </office:meta>
</office:document-meta>
</file>